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d9b0" officeooo:paragraph-rsid="0005d9b0"/>
    </style:style>
    <style:style style:name="P2" style:family="paragraph" style:parent-style-name="Standard">
      <style:text-properties officeooo:rsid="0005d9b0" officeooo:paragraph-rsid="000790ce"/>
    </style:style>
    <style:style style:name="P3" style:family="paragraph" style:parent-style-name="Standard">
      <style:text-properties officeooo:rsid="0005d9b0" officeooo:paragraph-rsid="000fd682"/>
    </style:style>
    <style:style style:name="P4" style:family="paragraph" style:parent-style-name="Standard">
      <style:text-properties officeooo:rsid="000790ce" officeooo:paragraph-rsid="000790ce"/>
    </style:style>
    <style:style style:name="P5" style:family="paragraph" style:parent-style-name="Standard">
      <style:text-properties officeooo:rsid="00083733" officeooo:paragraph-rsid="00083733"/>
    </style:style>
    <style:style style:name="P6" style:family="paragraph" style:parent-style-name="Standard">
      <style:text-properties officeooo:rsid="00083733" officeooo:paragraph-rsid="000feb37"/>
    </style:style>
    <style:style style:name="P7" style:family="paragraph" style:parent-style-name="Standard">
      <style:text-properties officeooo:rsid="000fd682" officeooo:paragraph-rsid="000fd682"/>
    </style:style>
    <style:style style:name="P8" style:family="paragraph" style:parent-style-name="Standard">
      <style:text-properties officeooo:rsid="00104698" officeooo:paragraph-rsid="00104698" fo:background-color="#fff200"/>
    </style:style>
    <style:style style:name="P9" style:family="paragraph" style:parent-style-name="Standard">
      <style:text-properties officeooo:rsid="0005d9b0" officeooo:paragraph-rsid="0005d9b0" fo:background-color="#fff200"/>
    </style:style>
    <style:style style:name="P10" style:family="paragraph" style:parent-style-name="Standard">
      <style:text-properties officeooo:rsid="00104698" officeooo:paragraph-rsid="00104698" fo:background-color="#89c765"/>
    </style:style>
    <style:style style:name="P11" style:family="paragraph" style:parent-style-name="Standard">
      <style:text-properties officeooo:rsid="000b443b" officeooo:paragraph-rsid="000b443b" fo:background-color="#89c765"/>
    </style:style>
    <style:style style:name="P12" style:family="paragraph" style:parent-style-name="Standard">
      <style:text-properties officeooo:rsid="0005d9b0" officeooo:paragraph-rsid="000790ce" fo:background-color="#89c765"/>
    </style:style>
    <style:style style:name="P13" style:family="paragraph" style:parent-style-name="Standard">
      <style:text-properties officeooo:rsid="0005d9b0" officeooo:paragraph-rsid="0005d9b0" fo:background-color="#89c765"/>
    </style:style>
    <style:style style:name="P14" style:family="paragraph" style:parent-style-name="Standard">
      <style:text-properties officeooo:rsid="00104698" officeooo:paragraph-rsid="00104698" fo:background-color="#00888a"/>
    </style:style>
    <style:style style:name="P15" style:family="paragraph" style:parent-style-name="Standard">
      <style:text-properties officeooo:rsid="0005d9b0" officeooo:paragraph-rsid="0005d9b0" fo:background-color="#00888a"/>
    </style:style>
    <style:style style:name="P16" style:family="paragraph" style:parent-style-name="Standard">
      <style:text-properties officeooo:rsid="0005d9b0" officeooo:paragraph-rsid="0005d9b0" fo:background-color="#ce181e"/>
    </style:style>
    <style:style style:name="P17" style:family="paragraph" style:parent-style-name="Standard">
      <style:text-properties officeooo:rsid="00104698" officeooo:paragraph-rsid="00104698" fo:background-color="#ce181e"/>
    </style:style>
    <style:style style:name="P18" style:family="paragraph" style:parent-style-name="Standard">
      <style:text-properties officeooo:rsid="000790ce" officeooo:paragraph-rsid="000790ce" fo:background-color="transparent"/>
    </style:style>
    <style:style style:name="P19" style:family="paragraph" style:parent-style-name="Standard">
      <style:text-properties officeooo:rsid="0011908b" officeooo:paragraph-rsid="0011908b"/>
    </style:style>
    <style:style style:name="P20" style:family="paragraph" style:parent-style-name="Standard">
      <style:text-properties officeooo:rsid="00134237" officeooo:paragraph-rsid="00134237"/>
    </style:style>
    <style:style style:name="P21" style:family="paragraph" style:parent-style-name="Standard">
      <style:text-properties officeooo:rsid="0015f16f" officeooo:paragraph-rsid="0015f16f"/>
    </style:style>
    <style:style style:name="P22" style:family="paragraph" style:parent-style-name="Standard">
      <style:text-properties officeooo:rsid="00183b55" officeooo:paragraph-rsid="00183b55" fo:background-color="#cccccc"/>
    </style:style>
    <style:style style:name="P23" style:family="paragraph" style:parent-style-name="Standard">
      <style:text-properties officeooo:rsid="00183b55" officeooo:paragraph-rsid="00183b55"/>
    </style:style>
    <style:style style:name="P24" style:family="paragraph" style:parent-style-name="Standard">
      <style:text-properties officeooo:rsid="0019480e" officeooo:paragraph-rsid="0019480e"/>
    </style:style>
    <style:style style:name="P25" style:family="paragraph" style:parent-style-name="Standard">
      <style:text-properties officeooo:rsid="0005d9b0" officeooo:paragraph-rsid="0005d9b0"/>
    </style:style>
    <style:style style:name="P26" style:family="paragraph" style:parent-style-name="Standard">
      <style:text-properties officeooo:rsid="0019480e" officeooo:paragraph-rsid="0019480e"/>
    </style:style>
    <style:style style:name="P27" style:family="paragraph" style:parent-style-name="Table_20_Contents">
      <style:text-properties fo:font-size="2pt" style:font-size-asian="2pt" style:font-size-complex="2pt"/>
    </style:style>
    <style:style style:name="P28" style:family="paragraph" style:parent-style-name="Table_20_Contents">
      <loext:graphic-properties draw:fill="solid" draw:fill-color="#000000" draw:opacity="100%"/>
      <style:paragraph-properties fo:background-color="#000000"/>
      <style:text-properties fo:font-size="2pt" style:font-size-asian="2pt" style:font-size-complex="2pt"/>
    </style:style>
    <style:style style:name="P29" style:family="paragraph" style:parent-style-name="Table_20_Contents">
      <style:text-properties fo:font-size="2pt" fo:background-color="#000000" style:font-size-asian="2pt" style:font-size-complex="2pt"/>
    </style:style>
    <style:style style:name="P30" style:family="paragraph">
      <loext:graphic-properties draw:fill="none"/>
      <style:paragraph-properties fo:text-align="center"/>
    </style:style>
    <style:style style:name="P31" style:family="paragraph">
      <loext:graphic-properties draw:fill="none" draw:fill-color="#ffffff"/>
    </style:style>
    <style:style style:name="T1" style:family="text">
      <style:text-properties officeooo:rsid="000790ce"/>
    </style:style>
    <style:style style:name="T2" style:family="text">
      <style:text-properties officeooo:rsid="00083733" fo:background-color="#ffffff" loext:char-shading-value="0"/>
    </style:style>
    <style:style style:name="T3" style:family="text">
      <style:text-properties officeooo:rsid="0009cc10"/>
    </style:style>
    <style:style style:name="T4" style:family="text">
      <style:text-properties officeooo:rsid="000cfa34"/>
    </style:style>
    <style:style style:name="T5" style:family="text">
      <style:text-properties officeooo:rsid="000df68c"/>
    </style:style>
    <style:style style:name="T6" style:family="text">
      <style:text-properties officeooo:rsid="000edc9b"/>
    </style:style>
    <style:style style:name="T7" style:family="text">
      <style:text-properties officeooo:rsid="000fd682"/>
    </style:style>
    <style:style style:name="T8" style:family="text">
      <style:text-properties officeooo:rsid="0010059d"/>
    </style:style>
    <style:style style:name="T9" style:family="text">
      <style:text-properties officeooo:rsid="00104698"/>
    </style:style>
    <style:style style:name="T10" style:family="text">
      <style:text-properties fo:background-color="#fff200" loext:char-shading-value="0"/>
    </style:style>
    <style:style style:name="T11" style:family="text">
      <style:text-properties officeooo:rsid="000fd682" fo:background-color="#fff200" loext:char-shading-value="0"/>
    </style:style>
    <style:style style:name="T12" style:family="text">
      <style:text-properties fo:background-color="#00888a" loext:char-shading-value="0"/>
    </style:style>
    <style:style style:name="T13" style:family="text">
      <style:text-properties officeooo:rsid="000fd682" fo:background-color="#00888a" loext:char-shading-value="0"/>
    </style:style>
    <style:style style:name="T14" style:family="text">
      <style:text-properties officeooo:rsid="000b443b" fo:background-color="#00888a" loext:char-shading-value="0"/>
    </style:style>
    <style:style style:name="T15" style:family="text">
      <style:text-properties fo:background-color="#89c765" loext:char-shading-value="0"/>
    </style:style>
    <style:style style:name="T16" style:family="text">
      <style:text-properties officeooo:rsid="000b443b" fo:background-color="#89c765" loext:char-shading-value="0"/>
    </style:style>
    <style:style style:name="T17" style:family="text">
      <style:text-properties fo:background-color="#89c765" loext:char-shading-value="0"/>
    </style:style>
    <style:style style:name="T18" style:family="text">
      <style:text-properties officeooo:rsid="00083733" fo:background-color="#ce181e" loext:char-shading-value="0"/>
    </style:style>
    <style:style style:name="T19" style:family="text">
      <style:text-properties officeooo:rsid="00134237"/>
    </style:style>
    <style:style style:name="T20" style:family="text">
      <style:text-properties officeooo:rsid="0015f16f"/>
    </style:style>
    <style:style style:name="T21" style:family="text">
      <style:text-properties fo:background-color="#cccccc" loext:char-shading-value="0"/>
    </style:style>
    <style:style style:name="T22" style:family="text">
      <style:text-properties officeooo:rsid="0011908b" fo:background-color="#cccccc" loext:char-shading-value="0"/>
    </style:style>
    <style:style style:name="T23" style:family="text">
      <style:text-properties officeooo:rsid="000b443b" fo:background-color="#cccccc" loext:char-shading-value="0"/>
    </style:style>
    <style:style style:name="T24" style:family="text">
      <style:text-properties officeooo:rsid="0019480e"/>
    </style:style>
    <style:style style:name="T25" style:family="text">
      <style:text-properties officeooo:rsid="0019f0b5"/>
    </style:style>
    <style:style style:name="T26" style:family="text">
      <style:text-properties officeooo:rsid="00204c77"/>
    </style:style>
    <style:style style:name="gr1" style:family="graphic">
      <style:graphic-properties draw:fill="none" draw:textarea-vertical-align="middle" draw:auto-grow-height="false" fo:min-height="0.85cm" fo:min-width="9.3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textarea-vertical-align="middle" draw:auto-grow-height="false" fo:min-height="2.683cm" fo:min-width="7.6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9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labyrinthe aléatoire par niveau (<text:span text:style-name="T20">3</text:span> niveaux <text:span text:style-name="T8">ou plus si le temps nous le permet</text:span>)</text:p>
      <text:p text:style-name="P1"/>
      <text:p text:style-name="P1">« <text:span text:style-name="T3">Pour une meilleure expérience de jeu, mettez votre terminal en plein écran »</text:span></text:p>
      <text:p text:style-name="P1"/>
      <text:p text:style-name="P4">Labyrinthe : </text:p>
      <text:p text:style-name="P4"><draw:custom-shape text:anchor-type="paragraph" draw:z-index="2" draw:name="Forme4" draw:style-name="gr3" draw:text-style-name="P30" svg:width="8.203cm" svg:height="2.832cm" svg:x="0.522cm" svg:y="0.039cm"><text:p/><draw:enhanced-geometry svg:viewBox="0 0 21600 21600" draw:glue-points="10800 0 0 10800 10800 21600 21600 10800" draw:path-stretchpoint-x="10800" draw:text-areas="?f11 ?f12 ?f13 ?f14" draw:type="brace-pair" draw:modifiers="1724.01055408971" draw:enhanced-path="M ?f4 0 X ?f0 ?f1 L ?f0 ?f6 Y 0 10800 X ?f0 ?f7 L ?f0 ?f2 Y ?f4 21600 N M ?f8 21600 X ?f3 ?f2 L ?f3 ?f7 Y 21600 10800 X ?f3 ?f6 L ?f3 ?f1 Y ?f8 0 N"><draw:equation draw:name="f0" draw:formula="left+$0 "/><draw:equation draw:name="f1" draw:formula="top+$0 "/><draw:equation draw:name="f2" draw:formula="bottom-$0 "/><draw:equation draw:name="f3" draw:formula="right-$0 "/><draw:equation draw:name="f4" draw:formula="?f0 *2"/><draw:equation draw:name="f5" draw:formula="$0 *2"/><draw:equation draw:name="f6" draw:formula="10800-$0 "/><draw:equation draw:name="f7" draw:formula="21600-?f6 "/><draw:equation draw:name="f8" draw:formula="right-?f5 "/><draw:equation draw:name="f9" draw:formula="$0 /3"/><draw:equation draw:name="f10" draw:formula="?f9 +$0 "/><draw:equation draw:name="f11" draw:formula="left+?f10 "/><draw:equation draw:name="f12" draw:formula="top+?f9 "/><draw:equation draw:name="f13" draw:formula="right-?f10 "/><draw:equation draw:name="f14" draw:formula="bottom-?f9 "/><draw:handle draw:handle-position="left $0" draw:handle-switched="true" draw:handle-range-y-minimum="0" draw:handle-range-y-maximum="5400"/></draw:enhanced-geometry></draw:custom-shape><text:tab/>Fonction<text:span text:style-name="T9">s</text:span> de vérification <text:span text:style-name="T8">d</text:span>e la map :</text:p>
      <text:p text:style-name="P4"><text:tab/><text:tab/>C<text:span text:style-name="T8">ouloirs donnent sur des pièces</text:span></text:p>
      <text:p text:style-name="P4"><draw:frame text:anchor-type="paragraph" draw:z-index="3" draw:name="Forme5" draw:style-name="gr4" draw:text-style-name="P31" svg:width="9.349cm" svg:height="0.953cm" svg:x="9.095cm" svg:y="0.282cm"><draw:text-box><text:p>Intégrées dans les fonctions de création</text:p></draw:text-box></draw:frame><text:tab/><text:tab/><text:span text:style-name="T8">Couloirs ne se croisent pas</text:span></text:p>
      <text:p text:style-name="P4"><text:tab/><text:tab/><text:span text:style-name="T8">Toutes les pièces communiquent</text:span></text:p>
      <text:p text:style-name="P4"><text:tab/><text:tab/><text:span text:style-name="T9">Taille des pièces correctes</text:span></text:p>
      <text:p text:style-name="P4"><text:tab/><text:tab/>...</text:p>
      <text:p text:style-name="P4"><text:tab/><text:tab/></text:p>
      <text:p text:style-name="P4"/>
      <text:p text:style-name="P4"><draw:custom-shape text:anchor-type="paragraph" draw:z-index="0" draw:name="Forme2" draw:style-name="gr1" draw:text-style-name="P30" svg:width="9.552cm" svg:height="0.9cm" svg:x="0.998cm" svg:y="0.028cm"><text:p/>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<draw:equation draw:name="f0" draw:formula="left+$0 "/><draw:equation draw:name="f1" draw:formula="top+$0 "/><draw:equation draw:name="f2" draw:formula="bottom-$0 "/><draw:equation draw:name="f3" draw:formula="right-$0 "/><draw:equation draw:name="f4" draw:formula="?f0 *2"/><draw:equation draw:name="f5" draw:formula="$0 *2"/><draw:equation draw:name="f6" draw:formula="10800-$0 "/><draw:equation draw:name="f7" draw:formula="21600-?f6 "/><draw:equation draw:name="f8" draw:formula="right-?f5 "/><draw:equation draw:name="f9" draw:formula="$0 /3"/><draw:equation draw:name="f10" draw:formula="?f9 +$0 "/><draw:equation draw:name="f11" draw:formula="left+?f10 "/><draw:equation draw:name="f12" draw:formula="top+?f9 "/><draw:equation draw:name="f13" draw:formula="right-?f10 "/><draw:equation draw:name="f14" draw:formula="bottom-?f9 "/><draw:handle draw:handle-position="left $0" draw:handle-switched="true" draw:handle-range-y-minimum="0" draw:handle-range-y-maximum="5400"/></draw:enhanced-geometry></draw:custom-shape><draw:frame text:anchor-type="paragraph" draw:z-index="1" draw:name="Forme3" draw:style-name="gr2" draw:text-style-name="P31" svg:width="7.197cm" svg:height="0.976cm" svg:x="10.761cm" svg:y="0.028cm"><draw:text-box><text:p>Dans une matrice qui représentera la map entière délimitée par des caractères</text:p></draw:text-box></draw:frame><text:tab/><text:span text:style-name="T10">Création de pièces (nombre augmente avec le niveau)</text:span></text:p>
      <text:p text:style-name="P4"><text:tab/><text:span text:style-name="T12">Création des couloirs</text:span></text:p>
      <text:p text:style-name="P4"><text:tab/><text:span text:style-name="T21">Placement d</text:span><text:span text:style-name="T23">es</text:span><text:span text:style-name="T21"> trésor</text:span><text:span text:style-name="T23">s</text:span></text:p>
      <text:p text:style-name="P4"><text:tab/><text:span text:style-name="T18">Entrée et Sortie fixe (facilite la création des salles et ds couloirs)</text:span></text:p>
      <text:p text:style-name="P18"><text:span text:style-name="T2"><text:tab/></text:span><text:span text:style-name="T22">Contour de la map</text:span></text:p>
      <text:p text:style-name="P4"><text:tab/></text:p>
      <text:p text:style-name="P1">Gestion déplacements :</text:p>
      <text:p text:style-name="P3"><text:tab/><text:span text:style-name="T13">Déplacement du perso dans l’environnement</text:span></text:p>
      <text:p text:style-name="P3"><text:span text:style-name="T7"><text:tab/></text:span><text:span text:style-name="T17">(Interface graphique)</text:span></text:p>
      <text:p text:style-name="P3"/>
      <text:p text:style-name="P1"><text:tab/><text:span text:style-name="T14">Refresh (a chaque mouvement : moins fluide mais meilleure complexité)</text:span></text:p>
      <text:p text:style-name="P6"><text:tab/><text:span text:style-name="T16">Hitbox (possibilité de déplacement ou pas notamment dans les murs)</text:span></text:p>
      <text:p text:style-name="P5"/>
      <text:p text:style-name="P15">Décompte de temps :</text:p>
      <text:p text:style-name="P15"><text:tab/><text:span text:style-name="T4">Utilisation des fonctions éventuelles (time.h)</text:span></text:p>
      <text:p text:style-name="P16"/>
      <text:p text:style-name="P9">Légende sur le jeu :</text:p>
      <text:p text:style-name="P9"><text:tab/><text:span text:style-name="T5">Légende claire (évolutive si monstres ou pièges)</text:span></text:p>
      <text:p text:style-name="P16"/>
      <text:p text:style-name="P11">Compteur de trésors : </text:p>
      <text:p text:style-name="P11"><text:tab/><text:span text:style-name="T6">Simple fonction de comptage (avec incrémentation d’un compteur)</text:span></text:p>
      <text:p text:style-name="P1"/>
      <text:p text:style-name="P1"/>
      <text:p text:style-name="P1"/>
      <text:p text:style-name="P1"/>
      <text:p text:style-name="P8">Romane</text:p>
      <text:p text:style-name="P10">Lucien</text:p>
      <text:p text:style-name="P14">Yann</text:p>
      <text:p text:style-name="P17">A déterminer</text:p>
      <text:p text:style-name="P22">Fai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9"><text:soft-page-break/>Facultatif :</text:p>
      <text:p text:style-name="P1"/>
      <text:p text:style-name="P1">(Jauge)</text:p>
      <text:p text:style-name="P1">(Monstres)</text:p>
      <text:p text:style-name="P1">(<text:span text:style-name="T1">Pièges</text:span>)</text:p>
      <text:p text:style-name="P2"/>
      <text:p text:style-name="P12"><text:span text:style-name="T1">(</text:span>Écran d’accueil :</text:p>
      <text:p text:style-name="P13"><text:tab/>bouton start</text:p>
      <text:p text:style-name="P13"><text:tab/>bouton quit</text:p>
      <text:p text:style-name="P13"><text:tab/>nom du jeu</text:p>
      <text:p text:style-name="P13"><text:tab/>(options)</text:p>
      <text:p text:style-name="P13"><text:tab/>créateurs du jeu<text:span text:style-name="T1">)</text:span></text:p>
      <text:p text:style-name="P7">(Découverte de la map au fur et à mesure)</text:p>
      <text:p text:style-name="P21">(plus de niveaux)</text:p>
      <text:p text:style-name="P2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0">Code symbole : </text:p>
      <text:p text:style-name="P20"><text:tab/>délimitation de la carte : cf test_projet.c</text:p>
      <text:p text:style-name="P20"><text:tab/>couloir : <text:span text:style-name="T25">cf mur haut et bas et mur cotés</text:span></text:p>
      <text:p text:style-name="P20"><text:tab/>portes : P</text:p>
      <text:p text:style-name="P20"><text:tab/>perso : @</text:p>
      <text:p text:style-name="P20"><text:tab/>mur cotés : |</text:p>
      <text:p text:style-name="P20"><text:tab/>mur haut et bas : -</text:p>
      <text:p text:style-name="P20"><text:tab/>angles : +</text:p>
      <text:p text:style-name="P7"/>
      <text:p text:style-name="P23">Planning : </text:p>
      <text:p text:style-name="P23"/>
      <text:p text:style-name="P23">Pour la prochaine séance : </text:p>
      <text:p text:style-name="P23"><text:tab/>Romane → <text:span text:style-name="T26">débogage et correction map3</text:span></text:p>
      <text:p text:style-name="P23"><text:tab/>Yann → <text:span text:style-name="T26">Étude de sdl</text:span></text:p>
      <text:p text:style-name="P23"><text:tab/>Lucien → écran <text:span text:style-name="T24">d’accueil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3:55:32.140126735</meta:creation-date>
    <dc:date>2018-02-19T16:33:27.917549810</dc:date>
    <meta:editing-duration>PT2H48M22S</meta:editing-duration>
    <meta:editing-cycles>9</meta:editing-cycles>
    <meta:generator>LibreOffice/5.4.2.2$Linux_X86_64 LibreOffice_project/40m0$Build-2</meta:generator>
    <meta:document-statistic meta:table-count="0" meta:image-count="0" meta:object-count="0" meta:page-count="3" meta:paragraph-count="57" meta:word-count="248" meta:character-count="1465" meta:non-whitespace-character-count="1226"/>
  </office:meta>
</office:document-meta>
</file>